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2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3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4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5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6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7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8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9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10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11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12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13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14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15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16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17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18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19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20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21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22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23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24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25" style:family="graphic" style:parent-style-name="standard" style:list-style-name="L1">
      <style:graphic-properties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8pt"/>
    </style:style>
    <style:style style:name="T1" style:family="text">
      <style:text-properties fo:font-size="12pt" style:font-size-asian="12pt" style:font-size-complex="18pt"/>
    </style:style>
    <style:style style:name="T2" style:family="text">
      <style:text-properties style:font-name="Liberation Sans2" fo:font-size="12pt" style:font-name-asian="Liberation Sans2" style:font-size-asian="12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1.25cm" svg:height="1.25cm" svg:x="7.25cm" svg:y="1.75cm">
              <text:p text:style-name="P1"><text:span text:style-name="T1">ES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1.75cm">
              <text:p text:style-name="P1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1.75cm">
              <text:p text:style-name="P1"><text:span text:style-name="T1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1.75cm">
              <text:p text:style-name="P1"><text:span text:style-name="T1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1.75cm">
              <text:p text:style-name="P1"><text:span text:style-name="T1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1.75cm">
              <text:p text:style-name="P1"><text:span text:style-name="T1">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3.5cm">
              <text:p text:style-name="P1"><text:span text:style-name="T1">Ta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3.5cm">
              <text:p text:style-name="P1"><text:span text:style-name="T1">Q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3.5cm">
              <text:p text:style-name="P1"><text:span text:style-name="T1">W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3.5cm">
              <text:p text:style-name="P1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3.5cm">
              <text:p text:style-name="P1"><text:span text:style-name="T1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3.5cm">
              <text:p text:style-name="P1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5.25cm">
              <text:p text:style-name="P1"><text:span text:style-name="T1">Shi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5.25cm">
              <text:p text:style-name="P1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5.25cm">
              <text:p text:style-name="P1"><text:span text:style-name="T1">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5.25cm">
              <text:p text:style-name="P1"><text:span text:style-name="T1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5.25cm">
              <text:p text:style-name="P1"><text:span text:style-name="T1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5.25cm">
              <text:p text:style-name="P1"><text:span text:style-name="T1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7cm">
              <text:p text:style-name="P1"><text:span text:style-name="T1">Ctr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7cm">
              <text:p text:style-name="P1"><text:span text:style-name="T1">Z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7cm">
              <text:p text:style-name="P1"><text:span text:style-name="T1">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7cm">
              <text:p text:style-name="P1"><text:span text:style-name="T1">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7cm">
              <text:p text:style-name="P1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7cm">
              <text:p text:style-name="P1"><text:span text:style-name="T1">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1.75cm">
              <text:p text:style-name="P1"><text:span text:style-name="T1">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1.75cm">
              <text:p text:style-name="P1"><text:span text:style-name="T1">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1.75cm">
              <text:p text:style-name="P1"><text:span text:style-name="T1">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1.75cm">
              <text:p text:style-name="P1"><text:span text:style-name="T1">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1.75cm">
              <text:p text:style-name="P1"><text:span text:style-name="T1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1.75cm">
              <text:p text:style-name="P1"><text:span text:style-name="T1">Bks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3.5cm">
              <text:p text:style-name="P1"><text:span text:style-name="T1">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3.5cm">
              <text:p text:style-name="P1"><text:span text:style-name="T1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3.5cm">
              <text:p text:style-name="P1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3.5cm">
              <text:p text:style-name="P1"><text:span text:style-name="T1">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3.5cm">
              <text:p text:style-name="P1"><text:span text:style-name="T1">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3.5cm">
              <text:p text:style-name="P1"><text:span text:style-name="T1">\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5.25cm">
              <text:p text:style-name="P1"><text:span text:style-name="T1">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5.25cm">
              <text:p text:style-name="P1"><text:span text:style-name="T1">J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5.25cm">
              <text:p text:style-name="P1"><text:span text:style-name="T1">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5.25cm">
              <text:p text:style-name="P1"><text:span text:style-name="T1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5.25cm">
              <text:p text:style-name="P1"><text:span text:style-name="T1">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5.25cm">
              <text:p text:style-name="P1"><text:span text:style-name="T1">En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7cm">
              <text:p text:style-name="P1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7cm">
              <text:p text:style-name="P1"><text:span text:style-name="T1">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7cm">
              <text:p text:style-name="P1"><text:span text:style-name="T1">,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7cm">
              <text:p text:style-name="P1"><text:span text:style-name="T1">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7cm">
              <text:p text:style-name="P1"><text:span text:style-name="T1">/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7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" draw:text-style-name="P2" draw:layer="layout" svg:width="1.25cm" svg:height="1.25cm" svg:x="18.7cm" svg:y="8.75cm">
            <text:p text:style-name="P1"><text:span text:style-name="T2">Sp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20.26cm" svg:y="8.75cm">
            <text:p text:style-name="P1"><text:span text:style-name="T2">I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1.25cm" svg:height="1.25cm" svg:x="21.82cm" svg:y="8.75cm">
            <text:p text:style-name="P3"><text:span text:style-name="T2">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25cm" svg:height="1.25cm" svg:x="23.38cm" svg:y="8.75cm">
            <text:p text:style-name="P3"><text:span text:style-name="T2">F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25cm" svg:height="1.25cm" svg:x="10.37cm" svg:y="8.75cm">
            <text:p text:style-name="P3"><text:span text:style-name="T2">Sy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25cm" svg:height="1.25cm" svg:x="11.93cm" svg:y="8.75cm">
            <text:p text:style-name="P3"><text:span text:style-name="T2">W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13.49cm" svg:y="8.75cm">
            <text:p text:style-name="P1"><text:span text:style-name="T1">Al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15.05cm" svg:y="8.75cm">
            <text:p text:style-name="P1"><text:span text:style-name="T1">Sp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2" draw:layer="layout" svg:width="1.25cm" svg:height="1.25cm" svg:x="7.25cm" svg:y="10.75cm">
              <text:p text:style-name="P1"><text:span text:style-name="T1">~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10.75cm">
              <text:p text:style-name="P1"><text:span text:style-name="T1">!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10.75cm">
              <text:p text:style-name="P1"><text:span text:style-name="T1">@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10.75cm">
              <text:p text:style-name="P1"><text:span text:style-name="T1">#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10.75cm">
              <text:p text:style-name="P1"><text:span text:style-name="T1">$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10.75cm">
              <text:p text:style-name="P1"><text:span text:style-name="T1">%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12.5cm">
              <text:p text:style-name="P1"><text:span text:style-name="T1">Ta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12.5cm">
              <text:p text:style-name="P1"><text:span text:style-name="T1">Q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12.5cm">
              <text:p text:style-name="P1"><text:span text:style-name="T1">W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12.5cm">
              <text:p text:style-name="P1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12.5cm">
              <text:p text:style-name="P1"><text:span text:style-name="T1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12.5cm">
              <text:p text:style-name="P1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14.25cm">
              <text:p text:style-name="P1"><text:span text:style-name="T1">Shi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14.25cm">
              <text:p text:style-name="P1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14.25cm">
              <text:p text:style-name="P1"><text:span text:style-name="T1">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14.25cm">
              <text:p text:style-name="P1"><text:span text:style-name="T1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14.25cm">
              <text:p text:style-name="P1"><text:span text:style-name="T1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14.25cm">
              <text:p text:style-name="P1"><text:span text:style-name="T1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16cm">
              <text:p text:style-name="P1"><text:span text:style-name="T1">Ctr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16cm">
              <text:p text:style-name="P1"><text:span text:style-name="T1">Z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16cm">
              <text:p text:style-name="P1"><text:span text:style-name="T1">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16cm">
              <text:p text:style-name="P1"><text:span text:style-name="T1">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16cm">
              <text:p text:style-name="P1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16cm">
              <text:p text:style-name="P1"><text:span text:style-name="T1">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10.75cm">
              <text:p text:style-name="P1"><text:span text:style-name="T1">^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10.75cm">
              <text:p text:style-name="P1"><text:span text:style-name="T1">&amp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10.75cm">
              <text:p text:style-name="P1"><text:span text:style-name="T1">*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10.75cm">
              <text:p text:style-name="P1"><text:span text:style-name="T1">(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10.75cm">
              <text:p text:style-name="P1"><text:span text:style-name="T1">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10.75cm">
              <text:p text:style-name="P1"><text:span text:style-name="T1">Bks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12.5cm">
              <text:p text:style-name="P1"><text:span text:style-name="T1">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12.5cm">
              <text:p text:style-name="P1"><text:span text:style-name="T1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12.5cm">
              <text:p text:style-name="P1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12.5cm">
              <text:p text:style-name="P1"><text:span text:style-name="T1">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12.5cm">
              <text:p text:style-name="P1"><text:span text:style-name="T1">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12.5cm">
              <text:p text:style-name="P1"><text:span text:style-name="T1">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14.25cm">
              <text:p text:style-name="P1"><text:span text:style-name="T1">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14.25cm">
              <text:p text:style-name="P1"><text:span text:style-name="T1">J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14.25cm">
              <text:p text:style-name="P1"><text:span text:style-name="T1">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14.25cm">
              <text:p text:style-name="P1"><text:span text:style-name="T1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14.25cm">
              <text:p text:style-name="P1"><text:span text:style-name="T1">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14.25cm">
              <text:p text:style-name="P1"><text:span text:style-name="T1">En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16cm">
              <text:p text:style-name="P1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16cm">
              <text:p text:style-name="P1"><text:span text:style-name="T1">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16cm">
              <text:p text:style-name="P1"><text:span text:style-name="T1">&l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16cm">
              <text:p text:style-name="P1"><text:span text:style-name="T1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16cm">
              <text:p text:style-name="P1"><text:span text:style-name="T1">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16cm">
              <text:p text:style-name="P1"><text:span text:style-name="T1">D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" draw:text-style-name="P2" draw:layer="layout" svg:width="1.25cm" svg:height="1.25cm" svg:x="18.7cm" svg:y="17.75cm">
            <text:p text:style-name="P1"><text:span text:style-name="T2">Sp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20.26cm" svg:y="17.75cm">
            <text:p text:style-name="P1"><text:span text:style-name="T2">I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1.25cm" svg:height="1.25cm" svg:x="21.82cm" svg:y="17.75cm">
            <text:p text:style-name="P3"><text:span text:style-name="T2">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25cm" svg:height="1.25cm" svg:x="23.38cm" svg:y="17.75cm">
            <text:p text:style-name="P3"><text:span text:style-name="T2">F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.25cm" svg:x="10.37cm" svg:y="17.75cm">
            <text:p text:style-name="P3"><text:span text:style-name="T2">Sy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1.25cm" svg:height="1.25cm" svg:x="11.93cm" svg:y="17.75cm">
            <text:p text:style-name="P3"><text:span text:style-name="T2">W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13.49cm" svg:y="17.75cm">
            <text:p text:style-name="P1"><text:span text:style-name="T1">Al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15.05cm" svg:y="17.75cm">
            <text:p text:style-name="P1"><text:span text:style-name="T1">Sp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2" draw:layer="layout" svg:width="1.25cm" svg:height="1.25cm" svg:x="7.25cm" svg:y="20cm">
              <text:p text:style-name="P1"><text:span text:style-name="T1">T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20cm">
              <text:p text:style-name="P1"><text:span text:style-name="T1">F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20cm">
              <text:p text:style-name="P1"><text:span text:style-name="T1">F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20cm">
              <text:p text:style-name="P1"><text:span text:style-name="T1">F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20cm">
              <text:p text:style-name="P1"><text:span text:style-name="T1">F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20cm">
              <text:p text:style-name="P1"><text:span text:style-name="T1">F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21.75cm">
              <text:p text:style-name="P1"><text:span text:style-name="T1">Ta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21.7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21.7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21.7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21.7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21.7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23.5cm">
              <text:p text:style-name="P1"><text:span text:style-name="T1">Shif</text:span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23.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23.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23.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23.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23.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25.25cm">
              <text:p text:style-name="P1"><text:span text:style-name="T1">Ctr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25.2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25.2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25.2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25.2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25.2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20cm">
              <text:p text:style-name="P1"><text:span text:style-name="T1">F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20cm">
              <text:p text:style-name="P1"><text:span text:style-name="T1">F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20cm">
              <text:p text:style-name="P1"><text:span text:style-name="T1">F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20cm">
              <text:p text:style-name="P1"><text:span text:style-name="T1">F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20cm">
              <text:p text:style-name="P1"><text:span text:style-name="T1">F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20cm">
              <text:p text:style-name="P1"><text:span text:style-name="T1">Ho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21.7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21.75cm">
              <text:p text:style-name="P1"><text:span text:style-name="T1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21.75cm">
              <text:p text:style-name="P1"><text:span text:style-name="T1">_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21.75cm">
              <text:p text:style-name="P1"><text:span text:style-name="T1">=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21.75cm">
              <text:p text:style-name="P1"><text:span text:style-name="T1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21.75cm">
              <text:p text:style-name="P1"><text:span text:style-name="T1">En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23.5cm">
              <text:p text:style-name="P1"><text:span text:style-name="T2">◄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23.5cm">
              <text:p text:style-name="P1"><text:span text:style-name="T2">▼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23.5cm">
              <text:p text:style-name="P1"><text:span text:style-name="T2">▲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23.5cm">
              <text:p text:style-name="P1"><text:span text:style-name="T2">►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23.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23.5cm">
              <text:p text:style-name="P1"><text:span text:style-name="T1">PgU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25.2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25.25cm">
              <text:p text:style-name="P1"><text:span text:style-name="T1">[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25.25cm">
              <text:p text:style-name="P1"><text:span text:style-name="T1">]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25.25cm">
              <text:p text:style-name="P1"><text:span text:style-name="T1">{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25.25cm">
              <text:p text:style-name="P1"><text:span text:style-name="T1">}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25.25cm">
              <text:p text:style-name="P1"><text:span text:style-name="T1">PgD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" draw:text-style-name="P2" draw:layer="layout" svg:width="1.25cm" svg:height="1.25cm" svg:x="18.7cm" svg:y="27cm">
            <text:p text:style-name="P1"><text:span text:style-name="T2">Sp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20.26cm" svg:y="27cm">
            <text:p text:style-name="P1"><text:span text:style-name="T2">I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.25cm" svg:height="1.25cm" svg:x="21.82cm" svg:y="27cm">
            <text:p text:style-name="P3"><text:span text:style-name="T2">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.25cm" svg:height="1.25cm" svg:x="23.38cm" svg:y="27cm">
            <text:p text:style-name="P3"><text:span text:style-name="T2">F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1.25cm" svg:height="1.25cm" svg:x="10.37cm" svg:y="27cm">
            <text:p text:style-name="P3"><text:span text:style-name="T2">Sy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1.25cm" svg:height="1.25cm" svg:x="11.93cm" svg:y="27cm">
            <text:p text:style-name="P3"><text:span text:style-name="T2">W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13.49cm" svg:y="27cm">
            <text:p text:style-name="P1"><text:span text:style-name="T1">Al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15.05cm" svg:y="27cm">
            <text:p text:style-name="P1"><text:span text:style-name="T1">Sp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g>
            <draw:custom-shape draw:style-name="gr1" draw:text-style-name="P2" draw:layer="layout" svg:width="1.25cm" svg:height="1.25cm" svg:x="7.25cm" svg:y="1.75cm">
              <text:p text:style-name="P1"><text:span text:style-name="T1">ES</text:span><text:span text:style-name="T1">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1.75cm">
              <text:p text:style-name="P1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1.75cm">
              <text:p text:style-name="P1"><text:span text:style-name="T1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1.75cm">
              <text:p text:style-name="P1"><text:span text:style-name="T1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1.75cm">
              <text:p text:style-name="P1"><text:span text:style-name="T1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1.75cm">
              <text:p text:style-name="P1"><text:span text:style-name="T1">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3.5cm">
              <text:p text:style-name="P1"><text:span text:style-name="T1">Ta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3.5cm">
              <text:p text:style-name="P1"><text:span text:style-name="T1">Q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3.5cm">
              <text:p text:style-name="P1"><text:span text:style-name="T1">W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3.5cm">
              <text:p text:style-name="P1"><text:span text:style-name="T1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3.5cm">
              <text:p text:style-name="P1"><text:span text:style-name="T1">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3.5cm">
              <text:p text:style-name="P1"><text:span text:style-name="T1">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5.25cm">
              <text:p text:style-name="P1"><text:span text:style-name="T1">Shif</text:span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5.25cm">
              <text:p text:style-name="P1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5.25cm">
              <text:p text:style-name="P1"><text:span text:style-name="T1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5.25cm">
              <text:p text:style-name="P1"><text:span text:style-name="T1">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5.25cm">
              <text:p text:style-name="P1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5.25cm">
              <text:p text:style-name="P1"><text:span text:style-name="T1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7cm">
              <text:p text:style-name="P1"><text:span text:style-name="T1">Ctr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7cm">
              <text:p text:style-name="P1"><text:span text:style-name="T1">Z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7cm">
              <text:p text:style-name="P1"><text:span text:style-name="T1">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7cm">
              <text:p text:style-name="P1"><text:span text:style-name="T1">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7cm">
              <text:p text:style-name="P1"><text:span text:style-name="T1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7cm">
              <text:p text:style-name="P1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1.75cm">
              <text:p text:style-name="P1"><text:span text:style-name="T1">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1.75cm">
              <text:p text:style-name="P1"><text:span text:style-name="T1">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1.75cm">
              <text:p text:style-name="P1"><text:span text:style-name="T1">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1.75cm">
              <text:p text:style-name="P1"><text:span text:style-name="T1">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1.75cm">
              <text:p text:style-name="P1"><text:span text:style-name="T1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1.75cm">
              <text:p text:style-name="P1"><text:span text:style-name="T1">Bks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3.5cm">
              <text:p text:style-name="P1"><text:span text:style-name="T1">J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3.5cm">
              <text:p text:style-name="P1"><text:span text:style-name="T1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3.5cm">
              <text:p text:style-name="P1"><text:span text:style-name="T1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3.5cm">
              <text:p text:style-name="P1"><text:span text:style-name="T1">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3.5cm">
              <text:p text:style-name="P1"><text:span text:style-name="T1">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3.5cm">
              <text:p text:style-name="P1"><text:span text:style-name="T1">\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5.25cm">
              <text:p text:style-name="P1"><text:span text:style-name="T1">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5.25cm">
              <text:p text:style-name="P1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5.25cm">
              <text:p text:style-name="P1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5.25cm">
              <text:p text:style-name="P1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5.25cm">
              <text:p text:style-name="P1"><text:span text:style-name="T1">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5.25cm">
              <text:p text:style-name="P1"><text:span text:style-name="T1">En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7cm">
              <text:p text:style-name="P1"><text:span text:style-name="T1">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7cm">
              <text:p text:style-name="P1"><text:span text:style-name="T1">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7cm">
              <text:p text:style-name="P1"><text:span text:style-name="T1">,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7cm">
              <text:p text:style-name="P1"><text:span text:style-name="T1">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7cm">
              <text:p text:style-name="P1"><text:span text:style-name="T1">/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" draw:text-style-name="P2" draw:layer="layout" svg:width="1.25cm" svg:height="1.25cm" svg:x="18.7cm" svg:y="8.75cm">
            <text:p text:style-name="P1"><text:span text:style-name="T2">Sp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20.26cm" svg:y="8.75cm">
            <text:p text:style-name="P1"><text:span text:style-name="T2">I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1.25cm" svg:height="1.25cm" svg:x="21.82cm" svg:y="8.75cm">
            <text:p text:style-name="P3"><text:span text:style-name="T2">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1.25cm" svg:height="1.25cm" svg:x="23.38cm" svg:y="8.75cm">
            <text:p text:style-name="P3"><text:span text:style-name="T2">F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1.25cm" svg:height="1.25cm" svg:x="10.37cm" svg:y="8.75cm">
            <text:p text:style-name="P3"><text:span text:style-name="T2">Sy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1.25cm" svg:height="1.25cm" svg:x="11.93cm" svg:y="8.75cm">
            <text:p text:style-name="P3"><text:span text:style-name="T2">W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13.49cm" svg:y="8.75cm">
            <text:p text:style-name="P1"><text:span text:style-name="T1">Al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15.05cm" svg:y="8.75cm">
            <text:p text:style-name="P1"><text:span text:style-name="T1">Sp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2" draw:layer="layout" svg:width="1.25cm" svg:height="1.25cm" svg:x="7.25cm" svg:y="10.75cm">
              <text:p text:style-name="P1"><text:span text:style-name="T1">~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10.75cm">
              <text:p text:style-name="P1"><text:span text:style-name="T1">!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10.75cm">
              <text:p text:style-name="P1"><text:span text:style-name="T1">@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10.75cm">
              <text:p text:style-name="P1"><text:span text:style-name="T1">#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10.75cm">
              <text:p text:style-name="P1"><text:span text:style-name="T1">$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10.75cm">
              <text:p text:style-name="P1"><text:span text:style-name="T1">%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12.5cm">
              <text:p text:style-name="P1"><text:span text:style-name="T1">Ta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12.5cm">
              <text:p text:style-name="P1"><text:span text:style-name="T1">Q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12.5cm">
              <text:p text:style-name="P1"><text:span text:style-name="T1">W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12.5cm">
              <text:p text:style-name="P1"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12.5cm">
              <text:p text:style-name="P1"><text:span text:style-name="T1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12.5cm">
              <text:p text:style-name="P1"><text:span text:style-name="T1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14.25cm">
              <text:p text:style-name="P1"><text:span text:style-name="T1">Shi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14.25cm">
              <text:p text:style-name="P1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14.25cm">
              <text:p text:style-name="P1"><text:span text:style-name="T1">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14.25cm">
              <text:p text:style-name="P1"><text:span text:style-name="T1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14.25cm">
              <text:p text:style-name="P1"><text:span text:style-name="T1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14.25cm">
              <text:p text:style-name="P1"><text:span text:style-name="T1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16cm">
              <text:p text:style-name="P1"><text:span text:style-name="T1">Ctr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16cm">
              <text:p text:style-name="P1"><text:span text:style-name="T1">Z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16cm">
              <text:p text:style-name="P1"><text:span text:style-name="T1">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16cm">
              <text:p text:style-name="P1"><text:span text:style-name="T1">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16cm">
              <text:p text:style-name="P1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16cm">
              <text:p text:style-name="P1"><text:span text:style-name="T1">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10.75cm">
              <text:p text:style-name="P1"><text:span text:style-name="T1">^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10.75cm">
              <text:p text:style-name="P1"><text:span text:style-name="T1">&amp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10.75cm">
              <text:p text:style-name="P1"><text:span text:style-name="T1">*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10.75cm">
              <text:p text:style-name="P1"><text:span text:style-name="T1">(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10.75cm">
              <text:p text:style-name="P1"><text:span text:style-name="T1">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10.75cm">
              <text:p text:style-name="P1"><text:span text:style-name="T1">Bks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12.5cm">
              <text:p text:style-name="P1"><text:span text:style-name="T1">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12.5cm">
              <text:p text:style-name="P1"><text:span text:style-name="T1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12.5cm">
              <text:p text:style-name="P1"><text:span text:style-name="T1">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12.5cm">
              <text:p text:style-name="P1"><text:span text:style-name="T1">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12.5cm">
              <text:p text:style-name="P1"><text:span text:style-name="T1">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12.5cm">
              <text:p text:style-name="P1"><text:span text:style-name="T1">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14.25cm">
              <text:p text:style-name="P1"><text:span text:style-name="T1">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14.25cm">
              <text:p text:style-name="P1"><text:span text:style-name="T1">J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14.25cm">
              <text:p text:style-name="P1"><text:span text:style-name="T1">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14.25cm">
              <text:p text:style-name="P1"><text:span text:style-name="T1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14.25cm">
              <text:p text:style-name="P1"><text:span text:style-name="T1">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14.25cm">
              <text:p text:style-name="P1"><text:span text:style-name="T1">En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16cm">
              <text:p text:style-name="P1"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16cm">
              <text:p text:style-name="P1"><text:span text:style-name="T1">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16cm">
              <text:p text:style-name="P1"><text:span text:style-name="T1">&l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16cm">
              <text:p text:style-name="P1"><text:span text:style-name="T1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16cm">
              <text:p text:style-name="P1"><text:span text:style-name="T1">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16cm">
              <text:p text:style-name="P1"><text:span text:style-name="T1">D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" draw:text-style-name="P2" draw:layer="layout" svg:width="1.25cm" svg:height="1.25cm" svg:x="18.7cm" svg:y="17.75cm">
            <text:p text:style-name="P1"><text:span text:style-name="T2">Sp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20.26cm" svg:y="17.75cm">
            <text:p text:style-name="P1"><text:span text:style-name="T2">I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1.25cm" svg:height="1.25cm" svg:x="21.82cm" svg:y="17.75cm">
            <text:p text:style-name="P3"><text:span text:style-name="T2">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draw:layer="layout" svg:width="1.25cm" svg:height="1.25cm" svg:x="23.38cm" svg:y="17.75cm">
            <text:p text:style-name="P3"><text:span text:style-name="T2">F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1.25cm" svg:height="1.25cm" svg:x="10.37cm" svg:y="17.75cm">
            <text:p text:style-name="P3"><text:span text:style-name="T2">Sy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.25cm" svg:height="1.25cm" svg:x="11.93cm" svg:y="17.75cm">
            <text:p text:style-name="P3"><text:span text:style-name="T2">W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13.49cm" svg:y="17.75cm">
            <text:p text:style-name="P1"><text:span text:style-name="T1">Al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15.05cm" svg:y="17.75cm">
            <text:p text:style-name="P1"><text:span text:style-name="T1">Sp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2" draw:layer="layout" svg:width="1.25cm" svg:height="1.25cm" svg:x="7.25cm" svg:y="20cm">
              <text:p text:style-name="P1"><text:span text:style-name="T1">T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20cm">
              <text:p text:style-name="P1"><text:span text:style-name="T1">F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20cm">
              <text:p text:style-name="P1"><text:span text:style-name="T1">F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20cm">
              <text:p text:style-name="P1"><text:span text:style-name="T1">F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20cm">
              <text:p text:style-name="P1"><text:span text:style-name="T1">F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20cm">
              <text:p text:style-name="P1"><text:span text:style-name="T1">F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21.75cm">
              <text:p text:style-name="P1"><text:span text:style-name="T1">Ta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2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2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2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2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2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23.5cm">
              <text:p text:style-name="P1"><text:span text:style-name="T1">Shi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2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2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2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2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2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7.25cm" svg:y="25.25cm">
              <text:p text:style-name="P1"><text:span text:style-name="T1">Ctr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8.81cm" svg:y="25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0.37cm" svg:y="25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1.93cm" svg:y="25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3.49cm" svg:y="25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15.05cm" svg:y="25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20cm">
              <text:p text:style-name="P1"><text:span text:style-name="T1">F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20cm">
              <text:p text:style-name="P1"><text:span text:style-name="T1">F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20cm">
              <text:p text:style-name="P1"><text:span text:style-name="T1">F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20cm">
              <text:p text:style-name="P1"><text:span text:style-name="T1">F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20cm">
              <text:p text:style-name="P1"><text:span text:style-name="T1">F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20cm">
              <text:p text:style-name="P1"><text:span text:style-name="T1">Ho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2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21.75cm">
              <text:p text:style-name="P1"><text:span text:style-name="T1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21.75cm">
              <text:p text:style-name="P1"><text:span text:style-name="T1">_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21.75cm">
              <text:p text:style-name="P1"><text:span text:style-name="T1">=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21.75cm">
              <text:p text:style-name="P1"><text:span text:style-name="T1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21.75cm">
              <text:p text:style-name="P1"><text:span text:style-name="T1">En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23.5cm">
              <text:p text:style-name="P3"><text:span text:style-name="T2">◄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23.5cm">
              <text:p text:style-name="P3"><text:span text:style-name="T2">▼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23.5cm">
              <text:p text:style-name="P3"><text:span text:style-name="T2">▲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23.5cm">
              <text:p text:style-name="P3"><text:span text:style-name="T2">►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23.5cm"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23.5cm">
              <text:p text:style-name="P1"><text:span text:style-name="T1">PgU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2" draw:layer="layout" svg:width="1.25cm" svg:height="1.25cm" svg:x="18.7cm" svg:y="25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0.26cm" svg:y="25.25cm">
              <text:p text:style-name="P3"><text:span text:style-name="T1">[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1.82cm" svg:y="25.25cm">
              <text:p text:style-name="P3"><text:span text:style-name="T1">]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3.38cm" svg:y="25.25cm">
              <text:p text:style-name="P3"><text:span text:style-name="T1">{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4.94cm" svg:y="25.25cm">
              <text:p text:style-name="P3"><text:span text:style-name="T1">}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1.25cm" svg:height="1.25cm" svg:x="26.5cm" svg:y="25.25cm">
              <text:p text:style-name="P1"><text:span text:style-name="T1">PgD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" draw:text-style-name="P2" draw:layer="layout" svg:width="1.25cm" svg:height="1.25cm" svg:x="18.7cm" svg:y="27cm">
            <text:p text:style-name="P1"><text:span text:style-name="T2">Sp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20.26cm" svg:y="27cm">
            <text:p text:style-name="P1"><text:span text:style-name="T2">I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1.25cm" svg:height="1.25cm" svg:x="21.82cm" svg:y="27cm">
            <text:p text:style-name="P3"><text:span text:style-name="T2">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1.25cm" svg:height="1.25cm" svg:x="23.38cm" svg:y="27cm">
            <text:p text:style-name="P3"><text:span text:style-name="T2">F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1.25cm" svg:height="1.25cm" svg:x="10.37cm" svg:y="27cm">
            <text:p text:style-name="P3"><text:span text:style-name="T2">Sy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1.25cm" svg:height="1.25cm" svg:x="11.93cm" svg:y="27cm">
            <text:p text:style-name="P3"><text:span text:style-name="T2">W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13.49cm" svg:y="27cm">
            <text:p text:style-name="P1"><text:span text:style-name="T1">Al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.25cm" svg:x="15.05cm" svg:y="27cm">
            <text:p text:style-name="P1"><text:span text:style-name="T1">Sp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HK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0T14:06:41.063921956</meta:creation-date>
    <dc:date>2022-03-30T21:45:41.928807279</dc:date>
    <meta:editing-duration>PT2H3M54S</meta:editing-duration>
    <meta:editing-cycles>39</meta:editing-cycles>
    <meta:generator>LibreOffice/7.0.0.3$Linux_X86_64 LibreOffice_project/8061b3e9204bef6b321a21033174034a5e2ea88e</meta:generator>
    <meta:document-statistic meta:object-count="388"/>
  </office:meta>
</office:document-meta>
</file>